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1ed2" officeooo:paragraph-rsid="000d1ed2"/>
    </style:style>
    <style:style style:name="P2" style:family="paragraph" style:parent-style-name="Standard">
      <style:text-properties officeooo:rsid="000d8d8e" officeooo:paragraph-rsid="000d8d8e"/>
    </style:style>
    <style:style style:name="P3" style:family="paragraph" style:parent-style-name="Standard">
      <style:text-properties officeooo:rsid="000e9c01" officeooo:paragraph-rsid="000e9c01"/>
    </style:style>
    <style:style style:name="P4" style:family="paragraph" style:parent-style-name="Standard">
      <style:text-properties officeooo:rsid="0010afcb" officeooo:paragraph-rsid="0010afcb"/>
    </style:style>
    <style:style style:name="P5" style:family="paragraph" style:parent-style-name="Standard">
      <style:text-properties officeooo:rsid="0011f543" officeooo:paragraph-rsid="0011f543"/>
    </style:style>
    <style:style style:name="T1" style:family="text">
      <style:text-properties officeooo:rsid="00109b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Online sites fight back against blocked ads.</text:p>
      <text:p text:style-name="P1">Creo que es un dilema más moral que tecnológico. Ya que si bien, tienen derecho los sitios a obtener ganancias por su creación, muchas veces estas ganancias son son gracias a SW que puede infectar computadoras, o estafar gente de forma inescrupulosa. Usar adblock puede ser una forma de evitar caer en estos problemas, pero si lo vemos de cierto punto, es robarle al autor ya que este no obtendrá compensación económica aunque el usuario final disfrute de su trabajo. Personalmente, creo que muchas veces los sitios web abusan de la publicidad, y de las cosas que permiten.</text:p>
      <text:p text:style-name="P1"/>
      <text:p text:style-name="P1">2 BA or DA? Decoding syllables to show the limits of AI.</text:p>
      <text:p text:style-name="P2">Suena interesante como con el avance de la tecnología ahora el ser humano es capaz de detectar y estudiar sus funciones más complejas. Y también, poniendo a prueba la capacidad de inteligencias artificiales, y así conocer sus limitaciones. En <text:s/>mi caso, la distinción entre fonemas me es un poco difícil, y lo he notado más a esta edad. Lo que hace años nos era imposible entender (como el funcionamiento del cerebro, y el mismo concepto de electricidad) ahora nos son accesibles gracias al avance exponencial del ser humano.</text:p>
      <text:p text:style-name="P2"/>
      <text:p text:style-name="P2">3 IBM’s new AI can predict psychosis in your speech.</text:p>
      <text:p text:style-name="P3">El PNL es una rama de la psicología que no solo cree que lo importante es lo que quieres decir, sino que pone atención a detalles como la forma en que lo dices y le pone un gran peso. Tiene sentido entonces, que basados en esta rama, sea posible crear una inteligencia artificial que pueda estudiar patrones de comportamiento que delatan a una persona con psicosis. <text:span text:style-name="T1">Y mejor aún que puede ser usado para muchos padecimientos. </text:span></text:p>
      <text:p text:style-name="P4"/>
      <text:p text:style-name="P4">4 Researchers take terahertz dada links around the bend.</text:p>
      <text:p text:style-name="P5">Mientras avanzaba en la lectura, una de mis mayores preocupaciones fue justamente el tema al cual le dan énfasis. Es difícil que se pierdan datos en su transmisión mediante un sistema de rebotes, lo cual es bastante interesante, salvo por el hecho que podría ser bastante aparatoso el conseguir el medio correcto para fomentar dichos saltos. La ventaja de este sistema es que podría llevar 100 veces más información que las microondas (como el wifi), he ahí la ventaja de las ondas hertz sobre las microondas.</text:p>
      <text:p text:style-name="P5"/>
      <text:p text:style-name="P5">5Brain-implanted devices could lead yo UW medical breakthroughs.</text:p>
      <text:p text:style-name="P5">Es sorprendente como la tecnología ha avanzado tanto,que ya es posible integrar chips al ser humano, grandes soluciones traería a serios problemas. Sin embargo, hay componentes morales a analizar. </text:p>
      <text:p text:style-name="P5">Estudiando este caso, ha traído un gran bien sobre el paciente ya que logra realizar actos que incluso antes de su enfermedad no era capaz de lograr. </text:p>
      <text:p text:style-name="P5"/>
      <text:p text:style-name="P4"/>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21:18:46.709372416</meta:creation-date>
    <dc:date>2018-02-22T22:54:42.365499810</dc:date>
    <meta:editing-duration>PT12M23S</meta:editing-duration>
    <meta:editing-cycles>2</meta:editing-cycles>
    <meta:generator>LibreOffice/5.1.6.2$Linux_X86_64 LibreOffice_project/10m0$Build-2</meta:generator>
    <meta:document-statistic meta:table-count="0" meta:image-count="0" meta:object-count="0" meta:page-count="1" meta:paragraph-count="11" meta:word-count="451" meta:character-count="2652" meta:non-whitespace-character-count="2208"/>
  </office:meta>
</office:document-meta>
</file>